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110.437986596799988pt"/>
    </style:style>
    <style:style style:name="co2" style:family="table-column">
      <style:table-column-properties style:column-width="297.751696923199972pt"/>
    </style:style>
    <style:style style:name="co3" style:family="table-column">
      <style:table-column-properties style:column-width="236.636630418400017pt"/>
    </style:style>
    <style:style style:name="co4" style:family="table-column">
      <style:table-column-properties style:column-width="421.597580763399947pt"/>
    </style:style>
    <style:style style:name="co5" style:family="table-column">
      <style:table-column-properties style:column-width="64.006410096400003pt"/>
    </style:style>
    <style:style style:name="ro1" style:family="table-row">
      <style:table-row-properties style:row-height="44.759132658199995pt"/>
    </style:style>
    <style:style style:name="ro2" style:family="table-row">
      <style:table-row-properties style:row-height="12.103957976600000pt"/>
    </style:style>
    <style:style style:name="ro3" style:family="table-row">
      <style:table-row-properties style:row-height="23.839411377799998pt"/>
    </style:style>
    <style:style style:name="ro4" style:family="table-row">
      <style:table-row-properties style:row-height="22.022464820181170pt"/>
    </style:style>
    <style:style style:name="ro5" style:family="table-row">
      <style:table-row-properties style:row-height="12.642541586800000pt"/>
    </style:style>
    <style:style style:name="ro6" style:family="table-row">
      <style:table-row-properties style:row-height="35.036281168800002pt"/>
    </style:style>
    <style:style style:name="ro7" style:family="table-row">
      <style:table-row-properties style:row-height="11.461647711955266pt"/>
    </style:style>
    <style:style style:name="ro8" style:family="table-row">
      <style:table-row-properties style:row-height="48.500871423800000pt"/>
    </style:style>
    <style:style style:name="ro9" style:family="table-row">
      <style:table-row-properties style:row-height="12.812620621600001pt"/>
    </style:style>
    <style:style style:name="ce1" style:family="table-cell" style:parent-style-name="custom-style1">
      <style:table-cell-properties fo:border-left="1pt solid #000000" fo:border-right="1pt solid #000000" fo:border-top="1pt solid #000000" style:text-align-source="fix" style:vertical-align="middle"/>
      <style:paragraph-properties fo:text-align="center"/>
      <style:text-properties fo:font-family="'Liberation Sans'" fo:font-size="16.000000000000000pt" fo:font-weight="bold"/>
    </style:style>
    <style:style style:name="ce2" style:family="table-cell" style:parent-style-name="custom-style1">
      <style:table-cell-properties fo:border-top="1pt solid #000000"/>
      <style:text-properties fo:font-family="'Liberation Sans'"/>
    </style:style>
    <style:style style:name="ce3" style:family="table-cell" style:parent-style-name="custom-style1">
      <style:table-cell-properties fo:border-right="1pt solid #000000" fo:border-top="1pt solid #000000"/>
      <style:text-properties fo:font-family="'Liberation Sans'"/>
    </style:style>
    <style:style style:name="ce4" style:family="table-cell" style:parent-style-name="custom-style1">
      <style:table-cell-properties fo:border="1pt solid #000000"/>
      <style:text-properties fo:font-family="'Liberation Sans'"/>
    </style:style>
    <style:style style:name="ce5" style:family="table-cell" style:parent-style-name="custom-style1">
      <style:table-cell-properties fo:border-left="1pt solid #000000" fo:border-right="1pt solid #000000"/>
      <style:text-properties fo:font-family="'Liberation Sans'"/>
    </style:style>
    <style:style style:name="ce6" style:family="table-cell" style:parent-style-name="custom-style1">
      <style:table-cell-properties fo:border-right="1pt solid #000000"/>
      <style:text-properties fo:font-family="'Liberation Sans'"/>
    </style:style>
    <style:style style:name="ce7" style:family="table-cell" style:parent-style-name="custom-style1">
      <style:table-cell-properties fo:border-bottom="1pt solid #000000" fo:border-left="1pt solid #000000" fo:border-right="1pt solid #000000"/>
      <style:text-properties fo:font-family="'Liberation Sans'"/>
    </style:style>
    <style:style style:name="ce8" style:family="table-cell" style:parent-style-name="custom-style1">
      <style:table-cell-properties style:text-align-source="fix" style:vertical-align="middle"/>
      <style:paragraph-properties fo:text-align="justify"/>
      <style:text-properties fo:font-family="'Liberation Sans'"/>
    </style:style>
    <style:style style:name="ce9" style:family="table-cell" style:parent-style-name="custom-style1">
      <style:table-cell-properties style:text-align-source="fix" style:vertical-align="middle"/>
      <style:paragraph-properties fo:text-align="start"/>
      <style:text-properties fo:font-family="'Liberation Sans'"/>
    </style:style>
    <number:number-style style:name="N1">
      <number:number number:decimal-places="2" number:min-integer-digits="1" number:grouping="true"/>
    </number:number-style>
  </office:automatic-styles>
  <office:body>
    <office:spreadsheet>
      <table:table table:name="Sheet1" table:style-name="ta1">
        <table:table-column table:style-name="co1"/>
        <table:table-column table:style-name="co2"/>
        <table:table-column table:style-name="co3"/>
        <table:table-column table:style-name="co4"/>
        <table:table-row table:style-name="ro1" table:default-cell-style-name="">
          <table:table-cell office:value-type="string" office:string-value="Tarot à 5 : protocole 1.1" table:style-name="ce1" table:number-columns-spanned="3">
            <text:p>Tarot à 5 : protocole 1.1</text:p>
          </table:table-cell>
          <table:covered-table-cell table:style-name="ce2"/>
          <table:covered-table-cell table:style-name="ce3"/>
          <table:table-cell/>
        </table:table-row>
        <table:table-row table:style-name="ro2" table:default-cell-style-name="">
          <table:table-cell office:value-type="string" office:string-value="Numéro de l'interaction" table:style-name="ce4">
            <text:p>Numéro de l'interaction</text:p>
          </table:table-cell>
          <table:table-cell office:value-type="string" office:string-value="Client → serveur" table:style-name="ce4">
            <text:p>Client → serveur</text:p>
          </table:table-cell>
          <table:table-cell office:value-type="string" office:string-value="Serveur → client" table:style-name="ce4">
            <text:p>Serveur → client</text:p>
          </table:table-cell>
          <table:table-cell/>
        </table:table-row>
        <table:table-row table:style-name="ro3" table:default-cell-style-name="">
          <table:table-cell office:value-type="float" office:value="0" table:style-name="ce5">
            <text:p>0</text:p>
          </table:table-cell>
          <table:table-cell office:value-type="string" office:string-value="Le client n'a pas compris le message du serveur." table:style-name="ce5">
            <text:p>Le client n'a pas compris le message du serveur.</text:p>
          </table:table-cell>
          <table:table-cell office:value-type="string" office:string-value="Le serveur n'a pas compris la requête du client." table:style-name="ce5">
            <text:p>Le serveur n'a pas compris la requête du client.</text:p>
          </table:table-cell>
          <table:table-cell office:value-type="string" office:string-value="Attention : dans la version 1.1 du protocole, le serveur répond à toutes les âneries du client. Dans la version 2, il faudra déconnecter et/ou bannir le client s'il est trop pénible.">
            <text:p>Attention : dans la version 1.1 du protocole, le serveur répond à toutes les âneries du client.
Dans la version 2, il faudra déconnecter et/ou bannir le client s'il est trop pénible.</text:p>
          </table:table-cell>
        </table:table-row>
        <table:table-row table:style-name="ro2" table:default-cell-style-name="">
          <table:table-cell office:value-type="float" office:value="1" table:style-name="ce5">
            <text:p>1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Le serveur refuse l'action du client." table:style-name="ce5">
            <text:p>Le serveur refuse l'action du client.</text:p>
          </table:table-cell>
          <table:table-cell office:value-type="string" office:string-value="Que ce soit pour la carte appelée, le chien, la carte jouée.">
            <text:p>Que ce soit pour la carte appelée, le chien, la carte jouée.</text:p>
          </table:table-cell>
        </table:table-row>
        <table:table-row table:style-name="ro3" table:default-cell-style-name="">
          <table:table-cell office:value-type="float" office:value="2" table:style-name="ce5">
            <text:p>2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Le serveur donne un numéro entre 0 et 4 au client." table:style-name="ce5">
            <text:p>Le serveur donne un numéro entre 0 et 4 au client.</text:p>
          </table:table-cell>
          <table:table-cell office:value-type="string" office:string-value="C'est son numéro de jeu. S'il a le numéro 0, le client prend l'initiative de demander au joueur Ce qu'il veut jouer (ou joue si c'est une IA) au premier tour.">
            <text:p>C'est son numéro de jeu. S'il a le numéro 0, le client prend l'initiative de demander au joueur
Ce qu'il veut jouer (ou joue si c'est une IA) au premier tour.</text:p>
          </table:table-cell>
        </table:table-row>
        <table:table-row table:style-name="ro2" table:default-cell-style-name="">
          <table:table-cell office:value-type="float" office:value="3" table:style-name="ce5">
            <text:p>3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Le serveur donne 15 numéros de carte au client." table:style-name="ce5">
            <text:p>Le serveur donne 15 numéros de carte au client.</text:p>
          </table:table-cell>
          <table:table-cell/>
        </table:table-row>
        <table:table-row table:style-name="ro2" table:default-cell-style-name="">
          <table:table-cell office:value-type="float" office:value="4" table:style-name="ce5">
            <text:p>4</text:p>
          </table:table-cell>
          <table:table-cell office:value-type="string" office:string-value="Le client donne son contrat." table:style-name="ce5">
            <text:p>Le client donne son contrat.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Le client ne choisit pas encore le roi qu'il appelle.">
            <text:p>Le client ne choisit pas encore le roi qu'il appelle.</text:p>
          </table:table-cell>
        </table:table-row>
        <table:table-row table:style-name="ro2" table:default-cell-style-name="">
          <table:table-cell office:value-type="float" office:value="5" table:style-name="ce5">
            <text:p>5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Le serveur informe que tel joueur fait tel contrat." table:style-name="ce5">
            <text:p>Le serveur informe que tel joueur fait tel contrat.</text:p>
          </table:table-cell>
          <table:table-cell/>
        </table:table-row>
        <table:table-row table:style-name="ro2" table:default-cell-style-name="">
          <table:table-cell office:value-type="float" office:value="6" table:style-name="ce5">
            <text:p>6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Le serveur demande au preneur quel roi il appelle." table:style-name="ce5">
            <text:p>Le serveur demande au preneur quel roi il appelle.</text:p>
          </table:table-cell>
          <table:table-cell/>
        </table:table-row>
        <table:table-row table:style-name="ro2" table:default-cell-style-name="">
          <table:table-cell office:value-type="float" office:value="7" table:style-name="ce5">
            <text:p>7</text:p>
          </table:table-cell>
          <table:table-cell office:value-type="string" office:string-value="Le client donne le numéro de la carte qu'il appelle." table:style-name="ce5">
            <text:p>Le client donne le numéro de la carte qu'il appelle.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Le serveur accepte ou refuse.">
            <text:p>Le serveur accepte ou refuse.</text:p>
          </table:table-cell>
        </table:table-row>
        <table:table-row table:style-name="ro2" table:default-cell-style-name="">
          <table:table-cell office:value-type="float" office:value="8" table:style-name="ce5">
            <text:p>8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Le serveur transmet le contrat, la carte appelée." table:style-name="ce6">
            <text:p>Le serveur transmet le contrat, la carte appelée.</text:p>
          </table:table-cell>
          <table:table-cell office:value-type="string" office:string-value="À tous.">
            <text:p>À tous.</text:p>
          </table:table-cell>
        </table:table-row>
        <table:table-row table:style-name="ro2" table:default-cell-style-name="">
          <table:table-cell office:value-type="float" office:value="9" table:style-name="ce5">
            <text:p>9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Optionnel : le serveur transmet le chien au preneur." table:style-name="ce5">
            <text:p>Optionnel : le serveur transmet le chien au preneur.</text:p>
          </table:table-cell>
          <table:table-cell office:value-type="string" office:string-value="Le client sait qu'il doit écarter 3 cartes.">
            <text:p>Le client sait qu'il doit écarter 3 cartes.</text:p>
          </table:table-cell>
        </table:table-row>
        <table:table-row table:style-name="ro2" table:default-cell-style-name="">
          <table:table-cell office:value-type="float" office:value="10" table:style-name="ce5">
            <text:p>10</text:p>
          </table:table-cell>
          <table:table-cell office:value-type="string" office:string-value="Optionnel : Le client donne les numéros des 3 cartes qu'il écarte." table:style-name="ce5">
            <text:p>Optionnel : Le client donne les numéros des 3 cartes qu'il écarte.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Accepté ou refusé.">
            <text:p>Accepté ou refusé.</text:p>
          </table:table-cell>
        </table:table-row>
        <table:table-row table:style-name="ro4" table:default-cell-style-name="">
          <table:table-cell office:value-type="float" office:value="11" table:style-name="ce5">
            <text:p>11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Optionnel : le serveur annonce un ou plusieurs atouts écartés." table:style-name="ce5">
            <text:p>Optionnel : le serveur annonce un ou plusieurs atouts
écartés.</text:p>
          </table:table-cell>
          <table:table-cell/>
        </table:table-row>
        <table:table-row table:style-name="ro2" table:default-cell-style-name="">
          <table:table-cell office:value-type="float" office:value="12" table:style-name="ce5">
            <text:p>12</text:p>
          </table:table-cell>
          <table:table-cell office:value-type="string" office:string-value="Le client décide s'il annonce un chelem ou pas" table:style-name="ce5">
            <text:p>Le client décide s'il annonce un chelem ou pas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C'est le premier chelem annoncé qui compte. Pour les autres, il sera explicitement refusé.">
            <text:p>C'est le premier chelem annoncé qui compte. Pour les autres, il sera explicitement refusé.</text:p>
          </table:table-cell>
        </table:table-row>
        <table:table-row table:style-name="ro2" table:default-cell-style-name="">
          <table:table-cell office:value-type="float" office:value="13" table:style-name="ce5">
            <text:p>13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Le serveur annonce un chelem ou pas" table:style-name="ce5">
            <text:p>Le serveur annonce un chelem ou pas</text:p>
          </table:table-cell>
          <table:table-cell office:value-type="string" office:string-value="La partie commence.">
            <text:p>La partie commence.</text:p>
          </table:table-cell>
        </table:table-row>
        <table:table-row table:style-name="ro5" table:default-cell-style-name="">
          <table:table-cell office:value-type="float" office:value="14" table:style-name="ce5">
            <text:p>14</text:p>
          </table:table-cell>
          <table:table-cell office:value-type="string" office:string-value="Le client demande à annoncer une poignée (optionnel)" table:style-name="ce5">
            <text:p>Le client demande à annoncer une poignée (optionnel)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Accepté ou refusé.">
            <text:p>Accepté ou refusé.</text:p>
          </table:table-cell>
        </table:table-row>
        <table:table-row table:style-name="ro2" table:default-cell-style-name="">
          <table:table-cell office:value-type="float" office:value="15" table:style-name="ce5">
            <text:p>15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Le serveur annonce une poignée (optionnel)" table:style-name="ce5">
            <text:p>Le serveur annonce une poignée (optionnel)</text:p>
          </table:table-cell>
          <table:table-cell/>
        </table:table-row>
        <table:table-row table:style-name="ro2" table:default-cell-style-name="">
          <table:table-cell office:value-type="float" office:value="16" table:style-name="ce5">
            <text:p>16</text:p>
          </table:table-cell>
          <table:table-cell office:value-type="string" office:string-value="Je veux jouer cette carte" table:style-name="ce5">
            <text:p>Je veux jouer cette carte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Accepté ou refusé.">
            <text:p>Accepté ou refusé.</text:p>
          </table:table-cell>
        </table:table-row>
        <table:table-row table:style-name="ro2" table:default-cell-style-name="">
          <table:table-cell office:value-type="float" office:value="17" table:style-name="ce5">
            <text:p>17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Le joueur dont c'est le tour joue cela." table:style-name="ce5">
            <text:p>Le joueur dont c'est le tour joue cela.</text:p>
          </table:table-cell>
          <table:table-cell office:value-type="string" office:string-value=" → accepté.">
            <text:p> → accepté.</text:p>
          </table:table-cell>
        </table:table-row>
        <table:table-row table:style-name="ro2" table:default-cell-style-name="">
          <table:table-cell office:value-type="float" office:value="18" table:style-name="ce5">
            <text:p>18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C'est le numéro *** qui remporte le pli." table:style-name="ce5">
            <text:p>C'est le numéro *** qui remporte le pli.</text:p>
          </table:table-cell>
          <table:table-cell/>
        </table:table-row>
        <table:table-row table:style-name="ro5" table:default-cell-style-name="">
          <table:table-cell office:value-type="float" office:value="19" table:style-name="ce5">
            <text:p>19</text:p>
          </table:table-cell>
          <table:table-cell office:value-type="string" office:string-value="Inusité" table:style-name="ce7">
            <text:p>Inusité</text:p>
          </table:table-cell>
          <table:table-cell office:value-type="string" office:string-value="0 a *** points, 1 a *** points, 2 a *** points, …" table:style-name="ce7">
            <text:p>0 a *** points, 1 a *** points, 2 a *** points, …</text:p>
          </table:table-cell>
          <table:table-cell/>
        </table:table-row>
        <table:table-row table:style-name="ro2" table:default-cell-style-name="">
          <table:table-cell table:number-columns-repeated="4"/>
        </table:table-row>
        <table:table-row table:style-name="ro2" table:default-cell-style-name="">
          <table:table-cell office:value-type="string" office:string-value="Numéro de l'interaction" table:style-name="ce4">
            <text:p>Numéro de l'interaction</text:p>
          </table:table-cell>
          <table:table-cell office:value-type="string" office:string-value="Nom de l'interaction" table:style-name="ce4">
            <text:p>Nom de l'interaction</text:p>
          </table:table-cell>
          <table:table-cell table:style-name="ce8" table:number-columns-spanned="2" table:number-rows-spanned="21"/>
          <table:table-cell/>
        </table:table-row>
        <table:table-row table:style-name="ro2" table:default-cell-style-name="">
          <table:table-cell office:value-type="float" office:value="0" table:style-name="ce5">
            <text:p>0</text:p>
          </table:table-cell>
          <table:table-cell office:value-type="string" office:string-value="erreur_protocole" table:style-name="ce5">
            <text:p>erreur_protocole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1" table:style-name="ce5">
            <text:p>1</text:p>
          </table:table-cell>
          <table:table-cell office:value-type="string" office:string-value="refuse" table:style-name="ce5">
            <text:p>refuse</text:p>
          </table:table-cell>
          <table:table-cell table:number-columns-repeated="2"/>
        </table:table-row>
        <table:table-row table:style-name="ro5" table:default-cell-style-name="">
          <table:table-cell office:value-type="float" office:value="2" table:style-name="ce5">
            <text:p>2</text:p>
          </table:table-cell>
          <table:table-cell office:value-type="string" office:string-value="numero" table:style-name="ce5">
            <text:p>numero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3" table:style-name="ce5">
            <text:p>3</text:p>
          </table:table-cell>
          <table:table-cell office:value-type="string" office:string-value="distribution" table:style-name="ce5">
            <text:p>distribution</text:p>
          </table:table-cell>
          <table:table-cell table:number-columns-repeated="2"/>
        </table:table-row>
        <table:table-row table:style-name="ro5" table:default-cell-style-name="">
          <table:table-cell office:value-type="float" office:value="4" table:style-name="ce5">
            <text:p>4</text:p>
          </table:table-cell>
          <table:table-cell office:value-type="string" office:string-value="decision" table:style-name="ce5">
            <text:p>decision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5" table:style-name="ce5">
            <text:p>5</text:p>
          </table:table-cell>
          <table:table-cell office:value-type="string" office:string-value="contrat" table:style-name="ce5">
            <text:p>contrat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6" table:style-name="ce5">
            <text:p>6</text:p>
          </table:table-cell>
          <table:table-cell office:value-type="string" office:string-value="appel" table:style-name="ce5">
            <text:p>appel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7" table:style-name="ce5">
            <text:p>7</text:p>
          </table:table-cell>
          <table:table-cell office:value-type="string" office:string-value="appeler" table:style-name="ce5">
            <text:p>appeler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8" table:style-name="ce5">
            <text:p>8</text:p>
          </table:table-cell>
          <table:table-cell office:value-type="string" office:string-value="contrat_final" table:style-name="ce5">
            <text:p>contrat_final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9" table:style-name="ce5">
            <text:p>9</text:p>
          </table:table-cell>
          <table:table-cell office:value-type="string" office:string-value="chien" table:style-name="ce5">
            <text:p>chien</text:p>
          </table:table-cell>
          <table:table-cell table:number-columns-repeated="2"/>
        </table:table-row>
        <table:table-row table:style-name="ro5" table:default-cell-style-name="">
          <table:table-cell office:value-type="float" office:value="10" table:style-name="ce5">
            <text:p>10</text:p>
          </table:table-cell>
          <table:table-cell office:value-type="string" office:string-value="ecart" table:style-name="ce5">
            <text:p>ecart</text:p>
          </table:table-cell>
          <table:table-cell table:number-columns-repeated="2"/>
        </table:table-row>
        <table:table-row table:style-name="ro5" table:default-cell-style-name="">
          <table:table-cell office:value-type="float" office:value="11" table:style-name="ce5">
            <text:p>11</text:p>
          </table:table-cell>
          <table:table-cell office:value-type="string" office:string-value="atout" table:style-name="ce5">
            <text:p>atout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12" table:style-name="ce5">
            <text:p>12</text:p>
          </table:table-cell>
          <table:table-cell office:value-type="string" office:string-value="chelem" table:style-name="ce5">
            <text:p>chelem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13" table:style-name="ce5">
            <text:p>13</text:p>
          </table:table-cell>
          <table:table-cell office:value-type="string" office:string-value="jeu" table:style-name="ce5">
            <text:p>jeu</text:p>
          </table:table-cell>
          <table:table-cell table:number-columns-repeated="2"/>
        </table:table-row>
        <table:table-row table:style-name="ro5" table:default-cell-style-name="">
          <table:table-cell office:value-type="float" office:value="14" table:style-name="ce5">
            <text:p>14</text:p>
          </table:table-cell>
          <table:table-cell office:value-type="string" office:string-value="montrer_poignee" table:style-name="ce5">
            <text:p>montrer_poignee</text:p>
          </table:table-cell>
          <table:table-cell table:number-columns-repeated="2"/>
        </table:table-row>
        <table:table-row table:style-name="ro5" table:default-cell-style-name="">
          <table:table-cell office:value-type="float" office:value="15" table:style-name="ce5">
            <text:p>15</text:p>
          </table:table-cell>
          <table:table-cell office:value-type="string" office:string-value="poignee" table:style-name="ce5">
            <text:p>poignee</text:p>
          </table:table-cell>
          <table:table-cell table:number-columns-repeated="2"/>
        </table:table-row>
        <table:table-row table:style-name="ro5" table:default-cell-style-name="">
          <table:table-cell office:value-type="float" office:value="16" table:style-name="ce5">
            <text:p>16</text:p>
          </table:table-cell>
          <table:table-cell office:value-type="string" office:string-value="requete" table:style-name="ce5">
            <text:p>requete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17" table:style-name="ce5">
            <text:p>17</text:p>
          </table:table-cell>
          <table:table-cell office:value-type="string" office:string-value="carte" table:style-name="ce5">
            <text:p>carte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18" table:style-name="ce5">
            <text:p>18</text:p>
          </table:table-cell>
          <table:table-cell office:value-type="string" office:string-value="pli" table:style-name="ce5">
            <text:p>pli</text:p>
          </table:table-cell>
          <table:table-cell table:number-columns-repeated="2"/>
        </table:table-row>
        <table:table-row table:style-name="ro5" table:default-cell-style-name="">
          <table:table-cell office:value-type="float" office:value="19" table:style-name="ce5">
            <text:p>19</text:p>
          </table:table-cell>
          <table:table-cell office:value-type="string" office:string-value="resultat" table:style-name="ce7">
            <text:p>resultat</text:p>
          </table:table-cell>
          <table:table-cell table:number-columns-repeated="2"/>
        </table:table-row>
        <table:table-row table:style-name="ro2" table:default-cell-style-name="">
          <table:table-cell table:number-columns-repeated="4"/>
        </table:table-row>
        <table:table-row table:style-name="ro2" table:default-cell-style-name="">
          <table:table-cell office:value-type="string" office:string-value="Numéro de l'interaction" table:style-name="ce4">
            <text:p>Numéro de l'interaction</text:p>
          </table:table-cell>
          <table:table-cell office:value-type="string" office:string-value="Structure, taille" table:style-name="ce4">
            <text:p>Structure, taille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0" table:style-name="ce5">
            <text:p>0</text:p>
          </table:table-cell>
          <table:table-cell office:value-type="string" office:string-value="&lt;vide&gt;, 0 octet" table:style-name="ce5">
            <text:p>&lt;vide&gt;, 0 octet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1" table:style-name="ce5">
            <text:p>1</text:p>
          </table:table-cell>
          <table:table-cell office:value-type="string" office:string-value="&lt;vide&gt;, 0 octet" table:style-name="ce5">
            <text:p>&lt;vide&gt;, 0 octet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2" table:style-name="ce5">
            <text:p>2</text:p>
          </table:table-cell>
          <table:table-cell office:value-type="string" office:string-value="Numéro : 1 octet, 1 octet" table:style-name="ce5">
            <text:p>Numéro : 1 octet, 1 octet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3" table:style-name="ce5">
            <text:p>3</text:p>
          </table:table-cell>
          <table:table-cell office:value-type="string" office:string-value="15 numéros de 1 octet chacun, 15 octets" table:style-name="ce5">
            <text:p>15 numéros de 1 octet chacun, 15 octets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4" table:style-name="ce5">
            <text:p>4</text:p>
          </table:table-cell>
          <table:table-cell office:value-type="string" office:string-value="1 numéro sur 1 octet : à partir de 0 (petite), 1 octet" table:style-name="ce5">
            <text:p>1 numéro sur 1 octet : à partir de 0 (petite), 1 octet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5" table:style-name="ce5">
            <text:p>5</text:p>
          </table:table-cell>
          <table:table-cell office:value-type="string" office:string-value="1 numéro sur 1 octet : à partir de 0 (petite), 1 octet" table:style-name="ce5">
            <text:p>1 numéro sur 1 octet : à partir de 0 (petite), 1 octet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6" table:style-name="ce5">
            <text:p>6</text:p>
          </table:table-cell>
          <table:table-cell office:value-type="string" office:string-value="&lt;vide&gt;, 0 octet" table:style-name="ce5">
            <text:p>&lt;vide&gt;, 0 octet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7" table:style-name="ce5">
            <text:p>7</text:p>
          </table:table-cell>
          <table:table-cell office:value-type="string" office:string-value="Numéro de la carte appelée : 1 octet, 1 octet" table:style-name="ce5">
            <text:p>Numéro de la carte appelée : 1 octet, 1 octet</text:p>
          </table:table-cell>
          <table:table-cell table:number-columns-repeated="2"/>
        </table:table-row>
        <table:table-row table:style-name="ro6" table:default-cell-style-name="">
          <table:table-cell office:value-type="float" office:value="8" table:style-name="ce5">
            <text:p>8</text:p>
          </table:table-cell>
          <table:table-cell office:value-type="string" office:string-value="Numéro du preneur sur 1 octet +  1 numéro sur 1 octet : à partir de 0 (petite) +  1 numéro sur 1 octet : la carte appelée, 3 octets" table:style-name="ce5">
            <text:p>Numéro du preneur sur 1 octet + 
1 numéro sur 1 octet : à partir de 0 (petite) + 
1 numéro sur 1 octet : la carte appelée, 3 octets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9" table:style-name="ce5">
            <text:p>9</text:p>
          </table:table-cell>
          <table:table-cell office:value-type="string" office:string-value="3 numéros de 3 octets, 3 octets" table:style-name="ce5">
            <text:p>3 numéros de 3 octets, 3 octets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10" table:style-name="ce5">
            <text:p>10</text:p>
          </table:table-cell>
          <table:table-cell office:value-type="string" office:string-value="3 numéros de 3 octets, 3 octets" table:style-name="ce5">
            <text:p>3 numéros de 3 octets, 3 octets</text:p>
          </table:table-cell>
          <table:table-cell table:number-columns-repeated="2"/>
        </table:table-row>
        <table:table-row table:style-name="ro7" table:default-cell-style-name="">
          <table:table-cell office:value-type="float" office:value="11" table:style-name="ce5">
            <text:p>11</text:p>
          </table:table-cell>
          <table:table-cell office:value-type="string" office:string-value="1, 2 ou 3 octets : le nombre de cartes montrées." table:style-name="ce5">
            <text:p>1, 2 ou 3 octets : le nombre de cartes montrées.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12" table:style-name="ce5">
            <text:p>12</text:p>
          </table:table-cell>
          <table:table-cell office:value-type="string" office:string-value="1 octet : 0 (pas de chelem) ou 1 (annoncer un chelem)" table:style-name="ce5">
            <text:p>1 octet : 0 (pas de chelem) ou 1 (annoncer un chelem)</text:p>
          </table:table-cell>
          <table:table-cell table:number-columns-repeated="2"/>
        </table:table-row>
        <table:table-row table:style-name="ro3" table:default-cell-style-name="">
          <table:table-cell office:value-type="float" office:value="13" table:style-name="ce5">
            <text:p>13</text:p>
          </table:table-cell>
          <table:table-cell office:value-type="string" office:string-value="1 octet : 0 à 4 → chelem annoncé par le joueur,  5 ou plus → pas de chelem" table:style-name="ce5">
            <text:p>1 octet : 0 à 4 → chelem annoncé par le joueur, 
5 ou plus → pas de chelem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14" table:style-name="ce5">
            <text:p>14</text:p>
          </table:table-cell>
          <table:table-cell office:value-type="string" office:string-value="8, 10 ou 13 octets : les cartes de la poignée" table:style-name="ce5">
            <text:p>8, 10 ou 13 octets : les cartes de la poignée</text:p>
          </table:table-cell>
          <table:table-cell table:number-columns-repeated="2"/>
        </table:table-row>
        <table:table-row table:style-name="ro3" table:default-cell-style-name="">
          <table:table-cell office:value-type="float" office:value="15" table:style-name="ce5">
            <text:p>15</text:p>
          </table:table-cell>
          <table:table-cell office:value-type="string" office:string-value="8, 10 ou 13 octets : les cartes de la poignée. Le joueur peut  Être déduit de la situation : c'est celui qui va jouer maintenant." table:style-name="ce5">
            <text:p>8, 10 ou 13 octets : les cartes de la poignée. Le joueur peut 
Être déduit de la situation : c'est celui qui va jouer maintenant.</text:p>
          </table:table-cell>
          <table:table-cell table:number-columns-repeated="2"/>
        </table:table-row>
        <table:table-row table:style-name="ro5" table:default-cell-style-name="">
          <table:table-cell office:value-type="float" office:value="16" table:style-name="ce5">
            <text:p>16</text:p>
          </table:table-cell>
          <table:table-cell office:value-type="string" office:string-value="Numéro de la carte à jouer : 1 octet, 1 octet" table:style-name="ce5">
            <text:p>Numéro de la carte à jouer : 1 octet, 1 octet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17" table:style-name="ce5">
            <text:p>17</text:p>
          </table:table-cell>
          <table:table-cell office:value-type="string" office:string-value="Numéro de la carte jouée : 1 octet, 1 octet" table:style-name="ce5">
            <text:p>Numéro de la carte jouée : 1 octet, 1 octet</text:p>
          </table:table-cell>
          <table:table-cell table:number-columns-repeated="2"/>
        </table:table-row>
        <table:table-row table:style-name="ro5" table:default-cell-style-name="">
          <table:table-cell office:value-type="float" office:value="18" table:style-name="ce5">
            <text:p>18</text:p>
          </table:table-cell>
          <table:table-cell office:value-type="string" office:string-value="Numéro de celui qui a remporté le pli : 1 octet, 1 octet" table:style-name="ce5">
            <text:p>Numéro de celui qui a remporté le pli : 1 octet, 1 octet</text:p>
          </table:table-cell>
          <table:table-cell table:number-columns-repeated="2"/>
        </table:table-row>
        <table:table-row table:style-name="ro2" table:default-cell-style-name="">
          <table:table-cell office:value-type="float" office:value="19" table:style-name="ce7">
            <text:p>19</text:p>
          </table:table-cell>
          <table:table-cell office:value-type="string" office:string-value="5 scores sur 2 octets, 10 octets" table:style-name="ce7">
            <text:p>5 scores sur 2 octets, 10 octets</text:p>
          </table:table-cell>
          <table:table-cell table:number-columns-repeated="2"/>
        </table:table-row>
        <table:table-row table:style-name="ro2" table:default-cell-style-name="">
          <table:table-cell table:number-columns-repeated="4"/>
        </table:table-row>
        <table:table-row table:style-name="ro8" table:default-cell-style-name="">
          <table:table-cell office:value-type="string" office:string-value="Structure générale du message :  1. 1 octet qui donne la taille du message, SAUF LES 2 PREMIERS 2. 1 octet qui donne le numéro de l'interaction 3. Partie spécifique du message." table:style-name="ce9" table:number-columns-spanned="2">
            <text:p>Structure générale du message : 
1. 1 octet qui donne la taille du message, SAUF LES 2 PREMIERS
2. 1 octet qui donne le numéro de l'interaction
3. Partie spécifique du message.</text:p>
          </table:table-cell>
          <table:table-cell table:number-columns-repeated="3"/>
        </table:table-row>
        <table:table-row table:style-name="ro2" table:default-cell-style-name="" table:number-rows-repeated="1048508">
          <table:table-cell/>
          <table:table-cell table:number-columns-repeated="3"/>
        </table:table-row>
      </table:table>
      <table:table table:name="Sheet2" table:style-name="ta1">
        <table:table-column table:style-name="co5" table:default-cell-style-name=""/>
        <table:table-row table:style-name="ro9" table:default-cell-style-name="">
          <table:table-cell/>
        </table:table-row>
        <table:table-row table:number-rows-repeated="1048575" table:default-cell-style-name="">
          <table:table-cell table:number-columns-repeated="1"/>
        </table:table-row>
      </table:table>
      <table:table table:name="Sheet3" table:style-name="ta1">
        <table:table-column table:style-name="co5" table:default-cell-style-name=""/>
        <table:table-row table:style-name="ro9" table:default-cell-style-name="">
          <table:table-cell/>
        </table:table-row>
        <table:table-row table:number-rows-repeated="1048575" table:default-cell-style-name="">
          <table:table-cell table:number-columns-repeated="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65.000000000000000pt"/>
    </style:default-style>
    <style:default-style style:family="table-row">
      <style:table-row-properties style:row-height="13.000000000000000pt"/>
    </style:default-style>
    <style:default-style style:family="table-cell">
      <style:text-properties fo:font-family="'Liberation Sans'"/>
    </style:default-style>
    <style:style style:name="custom-style1" style:display-name="Default1" style:family="table-cell"/>
    <style:style style:name="custom-style2" style:display-name="Heading" style:family="table-cell" style:parent-style-name="custom-style1">
      <style:table-cell-properties style:text-align-source="fix"/>
      <style:paragraph-properties fo:text-align="center"/>
      <style:text-properties fo:font-size="16.000000000000000pt" fo:font-style="italic" fo:font-weight="bold"/>
    </style:style>
    <style:style style:name="custom-style3" style:display-name="Heading1" style:family="table-cell" style:parent-style-name="custom-style2">
      <style:table-cell-properties style:rotation-align="none" style:rotation-angle="90"/>
    </style:style>
    <style:style style:name="custom-style4" style:data-style-name="N1" style:display-name="N109P0" style:family="table-cell"/>
    <style:style style:name="custom-style5" style:display-name="Result" style:family="table-cell" style:parent-style-name="custom-style1">
      <style:text-properties fo:font-style="italic" fo:font-weight="bold" style:text-underline-color="font-color" style:text-underline-style="solid" style:text-underline-width="auto"/>
    </style:style>
    <style:style style:name="custom-style6" style:display-name="Result2" style:family="table-cell" style:parent-style-name="custom-style5"/>
  </office:styles>
  <office:automatic-styles>
    <style:page-layout style:name="pm1">
      <style:page-layout-properties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 <text:sheet-name>???</text:sheet-name>
 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Page 
   <text:page-number>1</text:page-number>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.4</meta:generator>
    <dc:title/>
    <meta:initial-creator>Inconnu</meta:initial-creator>
    <meta:editing-cycles>7</meta:editing-cycles>
    <dc:date>2014-10-29T18:39:50</dc:date>
    <meta:creation-date>2014-10-16T14:49:57</meta:creation-date>
    <dc:creator>Vivien Kraus</dc:creator>
  </office:meta>
</office:document-meta>
</file>